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.041cm" fo:margin-left="-0.042cm" fo:margin-right="0cm" table:align="margins"/>
    </style:style>
    <style:style style:name="Tabela2.A" style:family="table-column">
      <style:table-column-properties style:column-width="11.562cm" style:rel-column-width="44465*"/>
    </style:style>
    <style:style style:name="Tabela2.B" style:family="table-column">
      <style:table-column-properties style:column-width="3.122cm" style:rel-column-width="12006*"/>
    </style:style>
    <style:style style:name="Tabela2.C" style:family="table-column">
      <style:table-column-properties style:column-width="2.357cm" style:rel-column-width="9064*"/>
    </style:style>
    <style:style style:name="Tabela2.A1" style:family="table-cell">
      <style:table-cell-properties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1" style:family="table-cell">
      <style:table-cell-properties fo:background-color="#004586" fo:padding="0.097cm" fo:border="0.088cm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B2" style:family="table-cell" style:data-style-name="N37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2" style:family="table-cell" style:data-style-name="N37">
      <style:table-cell-properties style:vertical-align="middle" fo:background-color="transparent" fo:padding="0.097cm" fo:border="0.088cm solid #000000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B3" style:family="table-cell" style:data-style-name="N37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C3" style:family="table-cell" style:data-style-name="N37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" style:family="table">
      <style:table-properties style:width="17.041cm" fo:margin-left="-0.042cm" fo:margin-right="0cm" table:align="margins"/>
    </style:style>
    <style:style style:name="Tabela1.A" style:family="table-column">
      <style:table-column-properties style:column-width="11.562cm" style:rel-column-width="44465*"/>
    </style:style>
    <style:style style:name="Tabela1.B" style:family="table-column">
      <style:table-column-properties style:column-width="1.852cm" style:rel-column-width="7122*"/>
    </style:style>
    <style:style style:name="Tabela1.C" style:family="table-column">
      <style:table-column-properties style:column-width="3.627cm" style:rel-column-width="13948*"/>
    </style:style>
    <style:style style:name="Tabela1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1.A12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12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" style:family="table">
      <style:table-properties style:width="17.041cm" fo:margin-left="-0.042cm" fo:margin-right="0cm" table:align="margins"/>
    </style:style>
    <style:style style:name="Tabela3.A" style:family="table-column">
      <style:table-column-properties style:column-width="12.832cm" style:rel-column-width="49349*"/>
    </style:style>
    <style:style style:name="Tabela3.B" style:family="table-column">
      <style:table-column-properties style:column-width="2.037cm" style:rel-column-width="7834*"/>
    </style:style>
    <style:style style:name="Tabela3.C" style:family="table-column">
      <style:table-column-properties style:column-width="2.171cm" style:rel-column-width="8352*"/>
    </style:style>
    <style:style style:name="Tabela3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3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fffff"/>
    </style:style>
    <style:style style:name="P5" style:family="paragraph" style:parent-style-name="Standard" style:list-style-name="L6">
      <style:paragraph-properties fo:line-height="150%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 style:list-style-name="L6">
      <style:paragraph-properties fo:line-height="150%" fo:text-align="start" style:justify-single-word="false"/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 style:list-style-name="L5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15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/>
    </style:style>
    <style:style style:name="P21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style:font-name="Arial" fo:font-weight="normal" style:font-weight-asian="normal" style:font-weight-complex="normal"/>
    </style:style>
    <style:style style:name="P22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margin-left="0.751cm" fo:margin-right="0cm" fo:line-height="150%" fo:text-align="justify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 style:list-style-name="L4">
      <style:paragraph-properties fo:margin-left="0.751cm" fo:margin-right="0cm" fo:line-height="150%" fo:text-align="start" style:justify-single-word="false" fo:text-indent="0.497cm" style:auto-text-indent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Ari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paragraph-properties fo:text-align="start" style:justify-single-word="false"/>
      <style:text-properties style:font-name="Ari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Tarefa</text:p>
          </table:table-cell>
          <table:table-cell table:style-name="Tabela2.A1" office:value-type="string">
            <text:p text:style-name="P29">Inicio</text:p>
          </table:table-cell>
          <table:table-cell table:style-name="Tabela2.C1" office:value-type="string">
            <text:p text:style-name="P29">Fim</text:p>
          </table:table-cell>
        </table:table-row>
        <table:table-row>
          <table:table-cell table:style-name="Tabela2.A2" office:value-type="string">
            <text:p text:style-name="P33"><text:s text:c="18"/><text:span text:style-name="T7">1.Introdução</text:span></text:p>
          </table:table-cell>
          <table:table-cell table:style-name="Tabela2.B2" office:value-type="date" office:date-value="2010-03-14">
            <text:p text:style-name="P31">14/03/10</text:p>
          </table:table-cell>
          <table:table-cell table:style-name="Tabela2.C2" office:value-type="date" office:date-value="2010-03-14">
            <text:p text:style-name="P31">14/03/10</text:p>
          </table:table-cell>
        </table:table-row>
        <table:table-row>
          <table:table-cell table:style-name="Tabela2.A3" office:value-type="string">
            <text:list xml:id="list37263986" text:style-name="L1">
              <text:list-item>
                <text:list>
                  <text:list-header>
                    <text:p text:style-name="P6">2. Definição do Sistema</text:p>
                    <text:p text:style-name="P14"><text:span text:style-name="T2">2.1.Analise Institucional </text:span><text:span text:style-name="T3"><text:s text:c="15"/></text:span></text:p>
                    <text:p text:style-name="P11"><text:s text:c="3"/>2.1.1 A empresa <text:s text:c="28"/></text:p>
                    <text:p text:style-name="P11"><text:s text:c="3"/>2.1.2 O negócio <text:s text:c="27"/></text:p>
                    <text:p text:style-name="P10"><text:s text:c="3"/>2.1.3 A organização – visão geral</text:p>
                  </text:list-header>
                </text:list>
              </text:list-item>
            </text:list>
          </table:table-cell>
          <table:table-cell table:style-name="Tabela2.B3" office:value-type="date" office:date-value="2010-03-14">
            <text:p text:style-name="P31">14/03/10</text:p>
          </table:table-cell>
          <table:table-cell table:style-name="Tabela2.C3" office:value-type="date" office:date-value="2010-03-15">
            <text:p text:style-name="P31">15/03/10</text:p>
          </table:table-cell>
        </table:table-row>
        <table:table-row>
          <table:table-cell table:style-name="Tabela2.A3" office:value-type="string">
            <text:list xml:id="list37267951" text:style-name="L2">
              <text:list-item>
                <text:list>
                  <text:list-header>
                    <text:p text:style-name="P19"><text:s text:c="11"/>2.2. Analise Funcional – Visão Específica</text:p>
                    <text:p text:style-name="P17"><text:s text:c="14"/>2.2.1 <text:s/>Áreas envolvidas <text:s text:c="9"/></text:p>
                    <text:p text:style-name="P9"><text:s text:c="3"/>2.2.2 Descrição dos processos atuais</text:p>
                  </text:list-header>
                </text:list>
              </text:list-item>
            </text:list>
          </table:table-cell>
          <table:table-cell table:style-name="Tabela2.B3" office:value-type="date" office:date-value="2010-03-16">
            <text:p text:style-name="P31">16/03/10</text:p>
          </table:table-cell>
          <table:table-cell table:style-name="Tabela2.C3" office:value-type="date" office:date-value="2010-03-17">
            <text:p text:style-name="P31">17/03/10</text:p>
          </table:table-cell>
        </table:table-row>
        <table:table-row>
          <table:table-cell table:style-name="Tabela2.A3" office:value-type="string">
            <text:p text:style-name="P24"><text:s text:c="9"/>2.2.3 Mapeamento dos processos atuais</text:p>
          </table:table-cell>
          <table:table-cell table:style-name="Tabela2.B3" office:value-type="date" office:date-value="2010-03-17">
            <text:p text:style-name="P31">17/03/10</text:p>
          </table:table-cell>
          <table:table-cell table:style-name="Tabela2.C3" office:value-type="date" office:date-value="2010-03-19">
            <text:p text:style-name="P31">19/03/10</text:p>
          </table:table-cell>
        </table:table-row>
        <table:table-row>
          <table:table-cell table:style-name="Tabela2.A3" office:value-type="string">
            <text:p text:style-name="P24"><text:s text:c="9"/>2.2.4 Identificação dos problemas</text:p>
          </table:table-cell>
          <table:table-cell table:style-name="Tabela2.B3" office:value-type="date" office:date-value="2010-03-20">
            <text:p text:style-name="P31">20/03/10</text:p>
          </table:table-cell>
          <table:table-cell table:style-name="Tabela2.C3" office:value-type="date" office:date-value="2010-03-20">
            <text:p text:style-name="P31">20/03/10</text:p>
          </table:table-cell>
        </table:table-row>
        <table:table-row>
          <table:table-cell table:style-name="Tabela2.A3" office:value-type="string">
            <text:p text:style-name="P34"><text:s text:c="18"/>2.3. Proposta de Solução</text:p>
            <text:list xml:id="list37265643" text:style-name="L3">
              <text:list-item>
                <text:list>
                  <text:list-item>
                    <text:list>
                      <text:list-header>
                        <text:p text:style-name="P21"><text:s text:c="14"/>2.3.1 Objetivo do Projeto (Geral e específicos)</text:p>
                        <text:p text:style-name="P22"><text:s text:c="14"/>2.3.2 Restrições técnicas e Administrativa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1">
            <text:p text:style-name="P31">21/03/10</text:p>
          </table:table-cell>
          <table:table-cell table:style-name="Tabela2.C3" office:value-type="date" office:date-value="2010-03-25">
            <text:p text:style-name="P31">25/03/10</text:p>
          </table:table-cell>
        </table:table-row>
        <table:table-row>
          <table:table-cell table:style-name="Tabela2.A3" office:value-type="string">
            <text:list xml:id="list37284362" text:style-name="L4">
              <text:list-item>
                <text:list>
                  <text:list-item>
                    <text:list>
                      <text:list-header>
                        <text:p text:style-name="P25"><text:s text:c="14"/>2.3.3 Premissas</text:p>
                        <text:p text:style-name="P25"><text:s text:c="14"/>2.3.4 Metodologia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5">
            <text:p text:style-name="P31">25/03/10</text:p>
          </table:table-cell>
          <table:table-cell table:style-name="Tabela2.C3" office:value-type="date" office:date-value="2010-03-26">
            <text:p text:style-name="P31">26/03/10</text:p>
          </table:table-cell>
        </table:table-row>
        <table:table-row>
          <table:table-cell table:style-name="Tabela2.A3" office:value-type="string">
            <text:p text:style-name="P24"><text:s text:c="9"/>2.3.5 Usuários do sistema</text:p>
          </table:table-cell>
          <table:table-cell table:style-name="Tabela2.B3" office:value-type="date" office:date-value="2010-03-27">
            <text:p text:style-name="P31">27/03/10</text:p>
          </table:table-cell>
          <table:table-cell table:style-name="Tabela2.C3" office:value-type="date" office:date-value="2010-03-28">
            <text:p text:style-name="P31">28/03/10</text:p>
          </table:table-cell>
        </table:table-row>
        <table:table-row>
          <table:table-cell table:style-name="Tabela2.A3" office:value-type="string">
            <text:p text:style-name="P24"><text:s text:c="9"/>2.3.6 Sistemas similares</text:p>
          </table:table-cell>
          <table:table-cell table:style-name="Tabela2.B3" office:value-type="date" office:date-value="2010-03-29">
            <text:p text:style-name="P31">29/03/10</text:p>
          </table:table-cell>
          <table:table-cell table:style-name="Tabela2.C3" office:value-type="date" office:date-value="2010-03-30">
            <text:p text:style-name="P31">30/03/10</text:p>
          </table:table-cell>
        </table:table-row>
        <table:table-row>
          <table:table-cell table:style-name="Tabela2.A3" office:value-type="string">
            <text:p text:style-name="P24"><text:s text:c="9"/>2.3.7 Cronograma do Projeto</text:p>
          </table:table-cell>
          <table:table-cell table:style-name="Tabela2.B3" office:value-type="date" office:date-value="2010-03-30">
            <text:p text:style-name="P31">30/03/10</text:p>
          </table:table-cell>
          <table:table-cell table:style-name="Tabela2.C3" office:value-type="date" office:date-value="2010-03-31">
            <text:p text:style-name="P31">31/03/10</text:p>
          </table:table-cell>
        </table:table-row>
      </table:table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9">Tarefa</text:p>
          </table:table-cell>
          <table:table-cell table:style-name="Tabela1.A1" office:value-type="string">
            <text:p text:style-name="P29">Inicio</text:p>
          </table:table-cell>
          <table:table-cell table:style-name="Tabela1.C1" office:value-type="string">
            <text:p text:style-name="P29">Fim</text:p>
          </table:table-cell>
        </table:table-row>
        <table:table-row>
          <table:table-cell table:style-name="Tabela1.A2" office:value-type="string">
            <text:p text:style-name="P13"><text:span text:style-name="T1"><text:s text:c="18"/></text:span><text:span text:style-name="T4">3. Definição de Requisitos</text:span>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16"><text:s text:c="11"/><text:span text:style-name="T5">3.1. Introdução</text:span></text:p>
            <text:p text:style-name="P23"><text:s text:c="4"/>3.1.1 Objetivo do documento de definição de <text:s text:c="65"/>requisitos</text:p>
            <text:p text:style-name="P23"><text:s text:c="10"/>3.1.2 Definições, Acrônimos e Abreviações</text:p>
            <text:p text:style-name="P23"><text:s text:c="10"/>3.1.3 Processo de elicitação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8"><text:s text:c="11"/><text:span text:style-name="T5"><text:s/>3.2 Requisitos</text:span></text:p>
            <text:p text:style-name="P27"><text:s text:c="10"/>3.3.1 Requisitos Funcionais</text:p>
            <text:p text:style-name="P27"><text:s text:c="10"/>3.3.2 Requisitos Complementares</text:p>
            <text:p text:style-name="P27"><text:s text:c="10"/>3.3.3 Regras de Negócio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8"><text:s text:c="11"/><text:span text:style-name="T5"><text:s/>3.4. LISTA DE MENSAGENS</text:span>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8"><text:s text:c="12"/><text:span text:style-name="T5">3.5. ATRIBUTOS</text:span>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8"><text:s text:c="12"/>3.6. RASTREABILIDADE</text:p>
            <text:p text:style-name="P27"><text:s text:c="10"/>3.6.1. Requisitos Funcionais X <text:s/>Complementares</text:p>
            <text:p text:style-name="P27"><text:s text:c="10"/>3.6.2. Requisitos Funcionais X <text:s/>Regras de Negócio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7"><text:s text:c="10"/>3.6.3. Requisitos Funcionais X <text:s/>Prioridade</text:p>
            <text:p text:style-name="P27"><text:s text:c="9"/>3.6.4. Requisitos Funcionais X <text:s/>Objetivos Específicos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7"><text:s text:c="9"/>3.6.5. Módulos X Usuários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C2" office:value-type="string">
            <text:list xml:id="list37284143" text:style-name="L5">
              <text:list-item>
                <text:list>
                  <text:list-header>
                    <text:p text:style-name="P26"><text:s text:c="19"/>3.7. PERFIS E PERMISSÕES</text:p>
                  </text:list-header>
                </text:list>
                <text:p text:style-name="P8"><text:s text:c="10"/><text:span text:style-name="T6"><text:s/>3.7.1 Lista de Usuários</text:span></text:p>
                <text:p text:style-name="P12"><text:s text:c="11"/>3.7.2 Quadro de Permissões</text:p>
              </text:list-item>
            </text:list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2"/>
          </table:table-cell>
        </table:table-row>
        <table:table-row>
          <table:table-cell table:style-name="Tabela1.C2" office:value-type="string">
            <text:p text:style-name="P16"><text:s text:c="12"/><text:span text:style-name="T5">3.8. Requisitos Não-Funcionais</text:span></text:p>
            <text:p text:style-name="P18"><text:s text:c="12"/>3.9. Análise de Riscos</text:p>
          </table:table-cell>
          <table:table-cell table:style-name="Tabela1.A2" office:value-type="string">
            <text:p text:style-name="P31"/>
          </table:table-cell>
          <table:table-cell table:style-name="Tabela1.C2" office:value-type="string">
            <text:p text:style-name="P32"/>
          </table:table-cell>
        </table:table-row>
        <table:table-row>
          <table:table-cell table:style-name="Tabela1.A12" office:value-type="string">
            <text:p text:style-name="P20"><text:span text:style-name="T3"><text:s text:c="12"/></text:span><text:span text:style-name="T2">3.10. Protótipo Não Funcional</text:span></text:p>
          </table:table-cell>
          <table:table-cell table:style-name="Tabela1.B12" office:value-type="string">
            <text:p text:style-name="P31"/>
          </table:table-cell>
          <table:table-cell table:style-name="Tabela1.A12" office:value-type="string">
            <text:p text:style-name="P32"/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9">Tarefa</text:p>
          </table:table-cell>
          <table:table-cell table:style-name="Tabela3.A1" office:value-type="string">
            <text:p text:style-name="P29">Inicio</text:p>
          </table:table-cell>
          <table:table-cell table:style-name="Tabela3.C1" office:value-type="string">
            <text:p text:style-name="P4">Fim</text:p>
          </table:table-cell>
        </table:table-row>
        <table:table-row>
          <table:table-cell table:style-name="Tabela3.A2" office:value-type="string">
            <text:list xml:id="list37285453"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4. Proposta de Solução</text:p>
                            <text:p text:style-name="P7"><text:s text:c="3"/>4.1 Diagrama de Casos de Us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3.A2" office:value-type="string">
            <text:p text:style-name="P3"/>
          </table:table-cell>
          <table:table-cell table:style-name="Tabela3.C2" office:value-type="string">
            <text:p text:style-name="P3"/>
          </table:table-cell>
        </table:table-row>
        <text:soft-page-break/>
        <table:table-row>
          <table:table-cell table:style-name="Tabela3.A2" office:value-type="string">
            <text:p text:style-name="P16"><text:s text:c="26"/>4.2 Diagrama de Classes de Domínio</text:p>
          </table:table-cell>
          <table:table-cell table:style-name="Tabela3.A2" office:value-type="string">
            <text:p text:style-name="P3"/>
          </table:table-cell>
          <table:table-cell table:style-name="Tabela3.C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5"><text:s text:c="26"/>4.3 Diagrama de Classes</text:p>
          </table:table-cell>
          <table:table-cell table:style-name="Tabela3.A2" office:value-type="string">
            <text:p text:style-name="P3"/>
          </table:table-cell>
          <table:table-cell table:style-name="Tabela3.C2" office:value-type="string">
            <text:p text:style-name="P3"/>
          </table:table-cell>
        </table:table-row>
        <table:table-row>
          <table:table-cell table:style-name="Tabela3.A5" office:value-type="string">
            <text:p text:style-name="P15"><text:s text:c="26"/>4.4 Modelo de Entidades e Relacionamento Lógico</text:p>
          </table:table-cell>
          <table:table-cell table:style-name="Tabela3.A5" office:value-type="string">
            <text:p text:style-name="P3"/>
          </table:table-cell>
          <table:table-cell table:style-name="Tabela3.C5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7M54S</meta:editing-duration>
    <meta:editing-cycles>17</meta:editing-cycles>
    <meta:generator>BrOffice.org/3.2$Win32 OpenOffice.org_project/320m12$Build-9483</meta:generator>
    <dc:date>2010-03-14T17:18:08.62</dc:date>
    <meta:print-date>2010-03-14T06:19:58.48</meta:print-date>
    <meta:document-statistic meta:table-count="3" meta:image-count="0" meta:object-count="0" meta:page-count="3" meta:paragraph-count="76" meta:word-count="222" meta:character-count="2218"/>
    <meta:user-defined meta:name="Info 1"/>
    <meta:user-defined meta:name="Info 2"/>
    <meta:user-defined meta:name="Info 3"/>
    <meta:user-defined meta:name="Info 4"/>
  </office:meta>
</office:document-meta>
</file>